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4800" officeooo:paragraph-rsid="001d4800"/>
    </style:style>
    <style:style style:name="P2" style:family="paragraph" style:parent-style-name="Standard">
      <style:text-properties officeooo:rsid="002119a1" officeooo:paragraph-rsid="002119a1"/>
    </style:style>
    <style:style style:name="P3" style:family="paragraph" style:parent-style-name="Standard">
      <style:text-properties officeooo:paragraph-rsid="002119a1"/>
    </style:style>
    <style:style style:name="P4" style:family="paragraph" style:parent-style-name="Standard">
      <style:text-properties fo:font-weight="bold" officeooo:rsid="001d827f" officeooo:paragraph-rsid="001d4800" style:font-weight-asian="bold" style:font-weight-complex="bold"/>
    </style:style>
    <style:style style:name="P5" style:family="paragraph" style:parent-style-name="Standard">
      <style:text-properties officeooo:rsid="00291448" officeooo:paragraph-rsid="00291448"/>
    </style:style>
    <style:style style:name="P6" style:family="paragraph" style:parent-style-name="Standard">
      <style:text-properties officeooo:paragraph-rsid="00291448"/>
    </style:style>
    <style:style style:name="P7" style:family="paragraph" style:parent-style-name="Text_20_body">
      <style:paragraph-properties fo:margin-top="0in" fo:margin-bottom="0in" loext:contextual-spacing="false" fo:text-align="start" style:justify-single-word="false"/>
      <style:text-properties fo:font-weight="bold"/>
    </style:style>
    <style:style style:name="P8" style:family="paragraph" style:parent-style-name="Standard">
      <style:paragraph-properties fo:break-before="page"/>
      <style:text-properties officeooo:rsid="002119a1" officeooo:paragraph-rsid="002119a1"/>
    </style:style>
    <style:style style:name="P9" style:family="paragraph" style:parent-style-name="Standard">
      <style:text-properties officeooo:rsid="002119a1" officeooo:paragraph-rsid="002119a1"/>
    </style:style>
    <style:style style:name="P10" style:family="paragraph" style:parent-style-name="Standard">
      <style:text-properties officeooo:rsid="002c19b1" officeooo:paragraph-rsid="002c19b1"/>
    </style:style>
    <style:style style:name="P11" style:family="paragraph" style:parent-style-name="Standard">
      <style:text-properties officeooo:paragraph-rsid="002ce463"/>
    </style:style>
    <style:style style:name="P12" style:family="paragraph" style:parent-style-name="Standard">
      <style:text-properties officeooo:rsid="002d826d" officeooo:paragraph-rsid="002d826d"/>
    </style:style>
    <style:style style:name="P13" style:family="paragraph" style:parent-style-name="Standard">
      <style:text-properties officeooo:paragraph-rsid="002119a1"/>
    </style:style>
    <style:style style:name="P14" style:family="paragraph" style:parent-style-name="Standard">
      <style:text-properties officeooo:paragraph-rsid="002a07ec" fo:background-color="transparent"/>
    </style:style>
    <style:style style:name="P15" style:family="paragraph" style:parent-style-name="Standard">
      <style:text-properties officeooo:rsid="001d4800" officeooo:paragraph-rsid="002119a1" fo:background-color="transparent"/>
    </style:style>
    <style:style style:name="P16" style:family="paragraph" style:parent-style-name="Standard">
      <style:text-properties officeooo:paragraph-rsid="002ce463" fo:background-color="transparent"/>
    </style:style>
    <style:style style:name="P17" style:family="paragraph" style:parent-style-name="Text_20_body" style:list-style-name="L1">
      <style:paragraph-properties fo:text-align="start" style:justify-single-word="false"/>
      <style:text-properties officeooo:paragraph-rsid="002a07ec"/>
    </style:style>
    <style:style style:name="P18" style:family="paragraph" style:parent-style-name="Text_20_body">
      <style:paragraph-properties fo:margin-top="0in" fo:margin-bottom="0in" loext:contextual-spacing="false" fo:text-align="start" style:justify-single-word="false"/>
    </style:style>
    <style:style style:name="P19" style:family="paragraph" style:parent-style-name="Text_20_body" style:list-style-name="L1">
      <style:paragraph-properties fo:margin-top="0in" fo:margin-bottom="0in" loext:contextual-spacing="false" fo:text-align="start" style:justify-single-word="false"/>
    </style:style>
    <style:style style:name="P20"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21" style:family="paragraph" style:parent-style-name="Text_20_body" style:list-style-name="L1">
      <style:paragraph-properties fo:margin-top="0in" fo:margin-bottom="0in" loext:contextual-spacing="false" fo:text-align="start" style:justify-single-word="false"/>
      <style:text-properties officeooo:paragraph-rsid="002edf40"/>
    </style:style>
    <style:style style:name="P22"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23" style:family="paragraph" style:parent-style-name="Text_20_body">
      <style:paragraph-properties fo:margin-top="0in" fo:margin-bottom="0in" loext:contextual-spacing="false" fo:text-align="start" style:justify-single-word="false"/>
      <style:text-properties fo:font-weight="bold" officeooo:rsid="002bffcb" officeooo:paragraph-rsid="002bffcb" style:font-weight-asian="bold" style:font-weight-complex="bold"/>
    </style:style>
    <style:style style:name="P24"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25"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ff" style:font-weight-asian="normal" style:font-weight-complex="normal"/>
    </style:style>
    <style:style style:name="P26" style:family="paragraph" style:parent-style-name="Text_20_body">
      <style:paragraph-properties fo:margin-top="0in" fo:margin-bottom="0in" loext:contextual-spacing="false" fo:text-align="start" style:justify-single-word="false"/>
      <style:text-properties fo:font-weight="normal" officeooo:rsid="0031a704" officeooo:paragraph-rsid="0031a704" fo:background-color="transparent"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fo:font-weight="bold" officeooo:rsid="0025db26" style:font-weight-asian="bold" style:font-weight-complex="bold"/>
    </style:style>
    <style:style style:name="T5" style:family="text">
      <style:text-properties fo:font-weight="bold" officeooo:rsid="002bffcb" style:font-weight-asian="bold" style:font-weight-complex="bold"/>
    </style:style>
    <style:style style:name="T6" style:family="text">
      <style:text-properties fo:font-weight="bold" officeooo:rsid="002119a1" style:font-weight-asian="bold" style:font-weight-complex="bold"/>
    </style:style>
    <style:style style:name="T7" style:family="text">
      <style:text-properties fo:font-weight="bold" officeooo:rsid="002a07ec" style:font-weight-asian="bold" style:font-weight-complex="bold"/>
    </style:style>
    <style:style style:name="T8" style:family="text">
      <style:text-properties fo:font-weight="bold" officeooo:rsid="002c19b1" style:font-weight-asian="bold" style:font-weight-complex="bold"/>
    </style:style>
    <style:style style:name="T9" style:family="text">
      <style:text-properties fo:font-weight="bold" officeooo:rsid="002edf40" style:font-weight-asian="bold" style:font-weight-complex="bold"/>
    </style:style>
    <style:style style:name="T10" style:family="text">
      <style:text-properties fo:font-weight="bold" officeooo:rsid="002ca929" style:font-weight-asian="bold" style:font-weight-complex="bold"/>
    </style:style>
    <style:style style:name="T11" style:family="text">
      <style:text-properties fo:font-weight="bold" fo:background-color="#99ff66" loext:char-shading-value="0"/>
    </style:style>
    <style:style style:name="T12" style:family="text">
      <style:text-properties fo:font-weight="bold" fo:background-color="transparent" loext:char-shading-value="0"/>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2ca929" fo:background-color="transparent" loext:char-shading-value="0" style:font-weight-asian="bold" style:font-weight-complex="bold"/>
    </style:style>
    <style:style style:name="T15" style:family="text">
      <style:text-properties fo:font-weight="bold" officeooo:rsid="002c19b1" fo:background-color="transparent" loext:char-shading-value="0" style:font-weight-asian="bold" style:font-weight-complex="bold"/>
    </style:style>
    <style:style style:name="T16" style:family="text">
      <style:text-properties fo:font-weight="bold" officeooo:rsid="002edf40" fo:background-color="transparent" loext:char-shading-value="0" style:font-weight-asian="bold" style:font-weight-complex="bold"/>
    </style:style>
    <style:style style:name="T17" style:family="text">
      <style:text-properties fo:font-weight="bold" fo:background-color="#ffff99" loext:char-shading-value="0"/>
    </style:style>
    <style:style style:name="T18" style:family="text">
      <style:text-properties fo:font-weight="bold" fo:background-color="#ffff99" loext:char-shading-value="0" style:font-weight-asian="bold" style:font-weight-complex="bold"/>
    </style:style>
    <style:style style:name="T19" style:family="text">
      <style:text-properties fo:font-weight="bold" officeooo:rsid="002c19b1" fo:background-color="#ffff99" loext:char-shading-value="0" style:font-weight-asian="bold" style:font-weight-complex="bold"/>
    </style:style>
    <style:style style:name="T20" style:family="text">
      <style:text-properties fo:font-weight="bold" officeooo:rsid="002ca929" fo:background-color="#ffff99" loext:char-shading-value="0" style:font-weight-asian="bold" style:font-weight-complex="bold"/>
    </style:style>
    <style:style style:name="T21" style:family="text">
      <style:text-properties fo:font-weight="bold" officeooo:rsid="002edf40" fo:background-color="#ffff99" loext:char-shading-value="0" style:font-weight-asian="bold" style:font-weight-complex="bold"/>
    </style:style>
    <style:style style:name="T22" style:family="text">
      <style:text-properties fo:font-weight="bold" fo:background-color="#99ffff" loext:char-shading-value="0"/>
    </style:style>
    <style:style style:name="T23" style:family="text">
      <style:text-properties fo:font-style="normal" officeooo:rsid="00291448" style:font-style-asian="normal" style:font-style-complex="normal"/>
    </style:style>
    <style:style style:name="T24" style:family="text">
      <style:text-properties fo:font-style="normal" officeooo:rsid="0029de38" style:font-style-asian="normal" style:font-style-complex="normal"/>
    </style:style>
    <style:style style:name="T25" style:family="text">
      <style:text-properties officeooo:rsid="002119a1"/>
    </style:style>
    <style:style style:name="T26" style:family="text">
      <style:text-properties fo:background-color="transparent" loext:char-shading-value="0"/>
    </style:style>
    <style:style style:name="T27" style:family="text">
      <style:text-properties officeooo:rsid="002c19b1" fo:background-color="transparent" loext:char-shading-value="0"/>
    </style:style>
    <style:style style:name="T28" style:family="text">
      <style:text-properties officeooo:rsid="002a07ec"/>
    </style:style>
    <style:style style:name="T29" style:family="text">
      <style:text-properties fo:background-color="#99ff66" loext:char-shading-value="0"/>
    </style:style>
    <style:style style:name="T30" style:family="text">
      <style:text-properties officeooo:rsid="002bffcb"/>
    </style:style>
    <style:style style:name="T31" style:family="text">
      <style:text-properties officeooo:rsid="002c19b1"/>
    </style:style>
    <style:style style:name="T32" style:family="text">
      <style:text-properties fo:font-weight="normal" style:font-weight-asian="normal" style:font-weight-complex="normal"/>
    </style:style>
    <style:style style:name="T33" style:family="text">
      <style:text-properties fo:font-weight="normal" officeooo:rsid="002ca929" style:font-weight-asian="normal" style:font-weight-complex="normal"/>
    </style:style>
    <style:style style:name="T34" style:family="text">
      <style:text-properties fo:font-weight="normal" officeooo:rsid="002ce463"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2ca929" fo:background-color="transparent" loext:char-shading-value="0" style:font-weight-asian="normal" style:font-weight-complex="normal"/>
    </style:style>
    <style:style style:name="T37" style:family="text">
      <style:text-properties fo:font-weight="normal" officeooo:rsid="002ce463" fo:background-color="transparent" loext:char-shading-value="0" style:font-weight-asian="normal" style:font-weight-complex="normal"/>
    </style:style>
    <style:style style:name="T38" style:family="text">
      <style:text-properties fo:font-weight="normal" fo:background-color="#ffff99" loext:char-shading-value="0" style:font-weight-asian="normal" style:font-weight-complex="normal"/>
    </style:style>
    <style:style style:name="T39" style:family="text">
      <style:text-properties fo:font-weight="normal" officeooo:rsid="002ca929" fo:background-color="#ffff99" loext:char-shading-value="0" style:font-weight-asian="normal" style:font-weight-complex="normal"/>
    </style:style>
    <style:style style:name="T40" style:family="text">
      <style:text-properties fo:font-weight="normal" officeooo:rsid="002ce463" fo:background-color="#ffff99" loext:char-shading-value="0" style:font-weight-asian="normal" style:font-weight-complex="normal"/>
    </style:style>
    <style:style style:name="T41" style:family="text">
      <style:text-properties fo:font-weight="normal" fo:background-color="#99ff66" loext:char-shading-value="0" style:font-weight-asian="normal" style:font-weight-complex="normal"/>
    </style:style>
    <style:style style:name="T42" style:family="text">
      <style:text-properties fo:font-weight="normal" fo:background-color="#99ffff" loext:char-shading-value="0" style:font-weight-asian="normal" style:font-weight-complex="normal"/>
    </style:style>
    <style:style style:name="T43" style:family="text">
      <style:text-properties style:text-underline-style="none" fo:font-weight="bold" officeooo:rsid="002119a1" style:font-weight-asian="bold" style:font-weight-complex="bold"/>
    </style:style>
    <style:style style:name="T44" style:family="text">
      <style:text-properties officeooo:rsid="002edf40"/>
    </style:style>
    <style:style style:name="T45" style:family="text">
      <style:text-properties fo:background-color="#ffff99" loext:char-shading-value="0"/>
    </style:style>
    <style:style style:name="T46" style:family="text">
      <style:text-properties officeooo:rsid="002c19b1" fo:background-color="#ffff99" loext:char-shading-value="0"/>
    </style:style>
    <style:style style:name="T47" style:family="text">
      <style:text-properties fo:background-color="#99ffff" loext:char-shading-value="0"/>
    </style:style>
    <style:style style:name="T48" style:family="text">
      <style:text-properties officeooo:rsid="002f89d1"/>
    </style:style>
    <style:style style:name="T49" style:family="text">
      <style:text-properties officeooo:rsid="00310cb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25">3</text:span>. schůze senátu v 10. funkčním období (2<text:span text:style-name="T25">2</text:span>. <text:span text:style-name="T25">října </text:span>2015)</text:h>
      <text:h text:style-name="Heading_20_2" text:outline-level="2">Pořad schůze:</text:h>
      <text:list xml:id="list7913812245241353567" text:style-name="L1">
        <text:list-item>
          <text:p text:style-name="P20"><text:span text:style-name="T29">Návrh senátního návrhu zákona senátora Iva Valenty a dalších senátorů, kterým se mění zákon č. 121/2000 Sb., o právu autorském, o právech souvisejících s právem autorským a o znění některých zákonů (autorský zákon), ve znění pozdějších předpisů </text:span><text:span text:style-name="T11">/senátní tisk č. </text:span><text:a xlink:type="simple" xlink:href="http://senat.cz/xqw/xervlet/pssenat/tabulka?IS=5563#3754" text:style-name="Internet_20_link" text:visited-style-name="Visited_20_Internet_20_Link"><text:span text:style-name="T11">125</text:span></text:a><text:span text:style-name="T11">/</text:span><text:span text:style-name="T29"> (1. čtení) </text:span></text:p>
        </text:list-item>
        <text:list-item>
          <text:p text:style-name="P20"><text:span text:style-name="T26">Informace vlády ČR o výsledcích mimořádného jednání Evropské rady, které se konalo dne 23. září 2015 /</text:span><text:span text:style-name="T12">senátní tisk č. </text:span><text:a xlink:type="simple" xlink:href="http://senat.cz/xqw/xervlet/pssenat/tabulka?IS=5563#3759" text:style-name="Internet_20_link" text:visited-style-name="Visited_20_Internet_20_Link"><text:span text:style-name="T12">130</text:span></text:a><text:span text:style-name="T12">/</text:span><text:span text:style-name="T26"> (žádost o projednání jako 2. bod dopoledního jednání) </text:span></text:p>
        </text:list-item>
        <text:list-item>
          <text:p text:style-name="P19">Informace vlády ČR o výsledcích jednání Evropské rady, která se konala ve dnech 15. - 16. října 2015</text:p>
        </text:list-item>
        <text:list-item>
          <text:p text:style-name="P19"><text:span text:style-name="T47">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22">/senátní tisk č. </text:span><text:a xlink:type="simple" xlink:href="http://senat.cz/xqw/xervlet/pssenat/tabulka?IS=5563#3756" text:style-name="Internet_20_link" text:visited-style-name="Visited_20_Internet_20_Link"><text:span text:style-name="T22">127</text:span></text:a><text:span text:style-name="T22">/</text:span></text:p>
        </text:list-item>
        <text:list-item>
          <text:p text:style-name="P19"><text:span text:style-name="T47">Návrh zákona, kterým se mění zákon č. 248/2000 Sb., o podpoře regionálního rozvoje, ve znění pozdějších předpisů, a některé další zákony </text:span><text:span text:style-name="T22">/senátní tisk č. </text:span><text:a xlink:type="simple" xlink:href="http://senat.cz/xqw/xervlet/pssenat/tabulka?IS=5563#3757" text:style-name="Internet_20_link" text:visited-style-name="Visited_20_Internet_20_Link"><text:span text:style-name="T22">128</text:span></text:a><text:span text:style-name="T22">/</text:span></text:p>
        </text:list-item>
        <text:list-item>
          <text:p text:style-name="P19"><text:span text:style-name="T41">Návrh rozhodnutí Rady, kterým se stanoví dočasná opatření v oblasti mezinárodní ochrany ve prospěch Itálie, Řecka a Maďarska </text:span><text:span text:style-name="T11">/evropský senátní tisk č. </text:span><text:a xlink:type="simple" xlink:href="http://senat.cz/xqw/xervlet/pssenat/tabulka?IS=5563#e$037/10" text:style-name="Internet_20_link" text:visited-style-name="Visited_20_Internet_20_Link"><text:span text:style-name="T11">J 037/10</text:span></text:a><text:span text:style-name="T11">/ </text:span><text:span text:style-name="T41">(žádost o projednání jako 1. bod odpoledního jednání) </text:span></text:p>
        </text:list-item>
        <text:list-item>
          <text:p text:style-name="P19"><text:span text:style-name="T41">Návrh nařízení Evropského parlamentu a Rady, kterým se zřizuje krizový relokační mechanismus a mění nařízení Evropského parlamentu a Rady (EU) č. 604/2013 ze dne 26. června 2013 </text:span><text:span text:style-name="T11">/evropský senátní tisk č. </text:span><text:a xlink:type="simple" xlink:href="http://senat.cz/xqw/xervlet/pssenat/tabulka?IS=5563#e$033/10" text:style-name="Internet_20_link" text:visited-style-name="Visited_20_Internet_20_Link"><text:span text:style-name="T11">N 033/10</text:span></text:a><text:span text:style-name="T11">/ </text:span><text:span text:style-name="T41">(žádost o projednání jako 2. bod odpoledního jednání) </text:span></text:p>
        </text:list-item>
        <text:list-item>
          <text:p text:style-name="P19"><text:span text:style-name="T42">Balíček opatření k návratové politice a vnější dimenzi migrační krize </text:span><text:span text:style-name="T22">/evropský senátní tisk č. </text:span><text:a xlink:type="simple" xlink:href="http://senat.cz/xqw/xervlet/pssenat/tabulka?IS=5563#e$034/10" text:style-name="Internet_20_link" text:visited-style-name="Visited_20_Internet_20_Link"><text:span text:style-name="T22">N 034/10</text:span></text:a><text:span text:style-name="T22">,  </text:span><text:a xlink:type="simple" xlink:href="http://senat.cz/xqw/xervlet/pssenat/tabulka?IS=5563#e$035/10" text:style-name="Internet_20_link" text:visited-style-name="Visited_20_Internet_20_Link"><text:span text:style-name="T22">K 035/10</text:span></text:a><text:span text:style-name="T22">,  </text:span><text:a xlink:type="simple" xlink:href="http://senat.cz/xqw/xervlet/pssenat/tabulka?IS=5563#e$036/10" text:style-name="Internet_20_link" text:visited-style-name="Visited_20_Internet_20_Link"><text:span text:style-name="T22">K 036/10</text:span></text:a><text:span text:style-name="T22">/ </text:span><text:span text:style-name="T42">(žádost o projednání jako 3. bod odpoledního jednání) </text:span></text:p>
        </text:list-item>
        <text:list-item>
          <text:p text:style-name="P19"><text:span text:style-name="T29">Návrh zákona o zvláštních podmínkách účinnosti některých smluv, uveřejňování těchto smluv a o registru smluv (zákon o registru smluv) </text:span><text:span text:style-name="T11">/senátní tisk č. </text:span><text:a xlink:type="simple" xlink:href="http://senat.cz/xqw/xervlet/pssenat/tabulka?IS=5563#3755" text:style-name="Internet_20_link" text:visited-style-name="Visited_20_Internet_20_Link"><text:span text:style-name="T11">126</text:span></text:a><text:span text:style-name="T11">/</text:span></text:p>
        </text:list-item>
        <text:list-item>
          <text:p text:style-name="P19">Návrh usnesení Senátu Parlamentu České republiky k informaci vlády České republiky o změně rámcové pozice k návrhu nařízení Rady o zřízení Úřadu evropského veřejného žalobce</text:p>
        </text:list-item>
        <text:list-item>
          <text:p text:style-name="P21">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span text:style-name="T12">  (Návrh na vyřazení z pořadu schůze) </text:span></text:p>
        </text:list-item>
        <text:list-item>
          <text:p text:style-name="P19">Vládní návrh, kterým se předkládá Parlamentu České republiky k vyslovení souhlasu návrh na ratifikaci změn Úmluvy o mezinárodní železniční přepravě (COTIF) a na odvolání výhrady České republiky k této Úmluvě <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
      <text:p text:style-name="P18"><text:span text:style-name="T1"/></text:p>
      <text:list xml:id="list50621951774759" text:continue-numbering="true" text:style-name="L1">
        <text:list-item>
          <text:p text:style-name="P17"><text:soft-page-break/>Návrh usnesení Senátu Parlamentu České republiky k informaci vlády České republiky o změně rámcové pozice k návrhu nařízení Rady o zřízení Úřadu evropského veřejného žalobce</text:p>
        </text:list-item>
        <text:list-item>
          <text:p text:style-name="P17"><text:span text:style-name="T29">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11">/senátní tisk č. </text:span><text:a xlink:type="simple" xlink:href="http://senat.cz/xqw/xervlet/pssenat/tabulka?IS=5563#3758" text:style-name="Internet_20_link" text:visited-style-name="Visited_20_Internet_20_Link"><text:span text:style-name="T11">129</text:span></text:a><text:span text:style-name="T11">/</text:span></text:p>
        </text:list-item>
      </text:list>
      <text:p text:style-name="P7"/>
      <text:p text:style-name="P7"/>
      <text:p text:style-name="P7"/>
      <text:p text:style-name="P7"/>
      <text:p text:style-name="P23">Vysvětlivky:</text:p>
      <text:p text:style-name="P24">K takto označeným bodům existuje stanovisko Pirátů, které je uvedeno v další části podkladů.</text:p>
      <text:p text:style-name="P25">Takto označené body jsou stručně shrnuty v závěru podkladů <text:span text:style-name="T49">resp. spolu se souvisejícími body v případě bodu 8</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Alex Mansurov</text:p>
      <text:p text:style-name="P8">Na pořadu této schůze je několik významných návrhů zákonů – zejména zákon o registru smluv a novela autorského zákona, <text:span text:style-name="T31">dále návrh sen. Lásky ohledně regulace politické reklamy a Evropské tisky k tzv. “migrační krizi”.</text:span></text:p>
      <text:p text:style-name="P2"/>
      <text:p text:style-name="P3"><text:span text:style-name="T6">Zákon o registru smluv </text:span><text:span text:style-name="T25">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25">Zákon zahrnuje vlastní zveřejňování textu smluv, tj. nepůjde jen o metadata bez textu.</text:span></text:p>
      <text:p text:style-name="P2"><text:span text:style-name="T2">Tisková zpráva Pirátů z 21. září</text:span>: <text:s/><text:a xlink:type="simple" xlink:href="https://www.pirati.cz/tiskove-zpravy/registr_smluv_mame_ale_zazrak_to_neni" text:style-name="Internet_20_link" text:visited-style-name="Visited_20_Internet_20_Link">https://www.pirati.cz/tiskove-zpravy/registr_smluv_mame_ale_zazrak_to_neni</text:a></text:p>
      <text:p text:style-name="P2"/>
      <text:p text:style-name="P3"><text:span text:style-name="T25">Návrh změny </text:span><text:span text:style-name="T6">autorského zákona</text:span><text:span text:style-name="T25"> od Senátora Valenty </text:span>do zákona vkládá ustanovení o výjimce právě pro folklórní díla během živých hudebních produkcí. <text:span text:style-name="T25">Zákon je to velice prostý, Piráti k němu však připravili pozměňovací návrh, který má za cíl liberalizovat povinnost nahlašovat hudební produkci kolektivním správcům.</text:span></text:p>
      <text:p text:style-name="P3"><text:span text:style-name="T43">Pozměňovací návrh Pirátů</text:span><text:span text:style-name="T25">: </text:span><text:a xlink:type="simple" xlink:href="https://github.com/pirati-cz/senat/blob/master/navrhy/Autorsky%20zakon/ST_125.pdf" text:style-name="Internet_20_link" text:visited-style-name="Visited_20_Internet_20_Link"><text:span text:style-name="T25">https://github.com/pirati-cz/senat/blob/master/navrhy/Autorsky%20zakon/ST_125.pdf</text:span></text:a></text:p>
      <text:p text:style-name="P2"/>
      <text:p text:style-name="P14"><text:span text:style-name="T28">Dále je na pořadu zařazen návrh sen. Lásky, ohledně</text:span><text:span text:style-name="T7"> regulace politické reklamy</text:span><text:span text:style-name="T28">. K tomuto návrhu se za Piráty vyjadřil garant programového body Politické strany Vojtěch Pikal s tím, že neprotestuje, ale má jisté výhrady: “(</text:span>a) záměr je sice dobrý, ale <text:span text:style-name="T44">(</text:span>b) velké peníze na politickou reklamu se prostě přesunou jinam, bude se to obcházet a postavení se stejně nenarovná. </text:p>
      <text:p text:style-name="P14"><text:span text:style-name="T44">(</text:span>c) v <text:span text:style-name="T28">s</text:span>amotném textu je uvedeno, že bilboardy jsou jako politická reklama už na nic, takže by to měl pořešit trh.</text:p>
      <text:p text:style-name="P14">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15"/>
      <text:p text:style-name="P11"><text:span text:style-name="T27">Dále byly na pořad schůze zařazeny evropské senátní tisky, týkající se tzv. </text:span><text:span text:style-name="T15">“migrační krize”</text:span><text:span text:style-name="T27">.</text:span><text:span text:style-name="T15"> </text:span><text:span text:style-name="T13">Evropský</text:span><text:span text:style-name="T26"> </text:span><text:span text:style-name="T13">senátní tisk č. </text:span><text:a xlink:type="simple" xlink:href="http://senat.cz/xqw/xervlet/pssenat/tabulka?IS=5563#e$037/10" text:style-name="Internet_20_link" text:visited-style-name="Visited_20_Internet_20_Link"><text:span text:style-name="T13">J 037/10</text:span></text:a><text:span text:style-name="T26"> </text:span><text:span text:style-name="T27">zavádí relokační mechanismus pro žadatele o azyl z Itálie, Řecka a Maďarska, volá po posílení společné ochrany vnějších hranic a ustanovuje finanční podporu na realokovanou osobu. </text:span><text:span text:style-name="T15">E</text:span><text:span text:style-name="T12">vropský senátní tisk č. </text:span><text:a xlink:type="simple" xlink:href="http://senat.cz/xqw/xervlet/pssenat/tabulka?IS=5563#e$033/10" text:style-name="Internet_20_link" text:visited-style-name="Visited_20_Internet_20_Link"><text:span text:style-name="T12">N 033/10</text:span></text:a><text:span text:style-name="T12"> </text:span><text:span text:style-name="T36">zavádí “kvóty” na přerozdělování uprchlíků. <text:s/></text:span><text:span text:style-name="T14">Evropský senátní tisk č. </text:span><text:a xlink:type="simple" xlink:href="http://senat.cz/xqw/xervlet/pssenat/tabulka?IS=5563#e$034/10" text:style-name="Internet_20_link" text:visited-style-name="Visited_20_Internet_20_Link"><text:span text:style-name="T14">N 034/10</text:span></text:a><text:span text:style-name="T14"> </text:span><text:span text:style-name="T36">zavádí </text:span><text:span text:style-name="T37">společný </text:span><text:span text:style-name="T36">“seznam bezpečných zemí”, </text:span><text:span text:style-name="T37">který má sjednocovat jednotlivé stávající národní seznamy. Jde o “Balkánské země” </text:span><text:span text:style-name="T26">(Albánie, Bosna a Hercegovina, Kosovo, Bývalá jugoslávská republika Makedonie, Černá Hora a Srbsko</text:span><text:span text:style-name="T37">)</text:span></text:p>
      <text:p text:style-name="P16"><text:span text:style-name="T10"/></text:p>
      <text:p text:style-name="P16"><text:span text:style-name="T31">Z aktuálního </text:span><text:span text:style-name="T8">dokumentu Pirátů k vlně uprchlíků</text:span><text:span text:style-name="T31">: “</text:span>Piráti nepovažují za řešení kvóty, ale apelují na evropskou solidaritu s přetíženými státy a na společný evropský postup. … Souhlasíme se zavedením jednotného azylového řízení, kde by členské státy vymezily preferované skupiny migrantů a migranti preferované cílové země. Uprchlík musí mít zaručeno přijetí, ale nikoliv do konkrétního státu. …. Uprchlíci musí mít možnost podat žádost o azyl co nejblíže své vlasti, nikoliv až v pohraničních státech Evropské unie…. Nezbytnou součástí řešení by měl být společný rozpočet EU k pokrytí nákladů spojených s umístěním žadatelů o azyl, do kterého budou poměrnou částí přispívat všechny členské země, čímž lze do budoucna efektivně nahradit nesmyslný systém kvót.” <text:span text:style-name="T48">Seznam bezpečných zemí není v aktuálním dokumentu specificky řešen.</text:span></text:p>
      <text:p text:style-name="P12"><text:span text:style-name="T13">Celý text </text:span><text:span text:style-name="T16">dokumentu</text:span><text:span text:style-name="T26">: </text:span><text:a xlink:type="simple" xlink:href="https://forum.pirati.cz/hlasovani-republikoveho-vyboru-f578/rv-20-2015-stanovisko-k-uprchlikum-r-h-2-k-t31006.html#p419828" text:style-name="Internet_20_link" text:visited-style-name="Visited_20_Internet_20_Link"><text:span text:style-name="T35">https://forum.pirati.cz/hlasovani-republikoveho-vyboru-f578/rv-20-2015-stanovisko-k-uprchlikum-r-h-2-k-t31006.html#p419828</text:span></text:a><text:span text:style-name="T35"> (návrh A)</text:span></text:p>
      <text:p text:style-name="P10"><text:soft-page-break/></text:p>
      <text:h text:style-name="Heading_20_3" text:outline-level="3">Z dalších tisků:</text:h>
      <text:p text:style-name="P4">Bod č. <text:span text:style-name="T30">4</text:span> – změna živnostenského zákona</text:p>
      <text:p text:style-name="P5">zlepšení informovanosti spotřebitele o tom, kdo pořádá (organizuje) zájezd, jehož prodej</text:p>
      <text:p text:style-name="P5">zprostředkovává cestovního agentura, zavedení ministerstvem vedeného veřejně přístupného seznamu cestovních kanceláří, upřesnění ustanovení upravujících povinné pojištění záruky pro případ úpadku cestovní kanceláře</text:p>
      <text:p text:style-name="P5">V souladu se zvyšováním dostupnosti informací pro spotřebitele.</text:p>
      <text:p text:style-name="P1"/>
      <text:p text:style-name="P6"><text:span text:style-name="T3">Bod č. </text:span><text:span text:style-name="T5">5</text:span><text:span text:style-name="T3"> – </text:span><text:span text:style-name="T4">zákon o podpoře regionálního rozvoje</text:span></text:p>
      <text:p text:style-name="P6"><text:span text:style-name="T23">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24">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05:06:20.378871227</dc:date>
    <meta:editing-duration>PT7H17M33S</meta:editing-duration>
    <meta:editing-cycles>19</meta:editing-cycles>
    <meta:generator>LibreOffice/4.4.5.2$Linux_x86 LibreOffice_project/40$Build-2</meta:generator>
    <meta:document-statistic meta:table-count="0" meta:image-count="0" meta:object-count="0" meta:page-count="4" meta:paragraph-count="38" meta:word-count="1186" meta:character-count="8167" meta:non-whitespace-character-count="7018"/>
  </office:meta>
</office:document-meta>
</file>